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B0000009837750BD99BED32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5.36cm" svg:x="5.482cm" svg:y="12.368cm">
          <draw:image xlink:href="Pictures/100002010000011B0000009837750BD99BED32D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9:08:09.619698635</meta:creation-date>
    <dc:date>2018-12-12T13:20:48.660766839</dc:date>
    <meta:editing-duration>PT5M22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